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style:font-size-asian="14pt" style:font-size-complex="14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of <text:tab/>JavaScripts</text:p>
      <text:p text:style-name="P1"/>
      <text:p text:style-name="P1"><text:tab/><text:tab/></text:p>
      <text:list xml:id="list1580380345972120720" text:style-name="L1">
        <text:list-item>
          <text:list>
            <text:list-item>
              <text:list>
                <text:list-header>
                  <text:p text:style-name="P3">1. M Edge/Google Chrome</text:p>
                  <text:p text:style-name="P3">2.Node <text:tab/><text:tab/>JavaScript Runtime. Execute the code</text:p>
                  <text:p text:style-name="P3">3. Code Visual Studio </text:p>
                </text:list-header>
              </text:list>
            </text:list-item>
          </text:list>
        </text:list-item>
      </text:list>
      <text:p text:style-name="P1"/>
      <text:p text:style-name="P1"><text:tab/></text:p>
      <text:p text:style-name="P1">To check if Node already Install or Not</text:p>
      <text:p text:style-name="P1"><text:tab/>Command Promt</text:p>
      <text:p text:style-name="P1"><text:tab/><text:tab/>&gt;&gt;C:\Users\Mike\node-v</text:p>
      <text:p text:style-name="P1"/>
      <text:p text:style-name="P1">If not installed then get error message</text:p>
      <text:p text:style-name="P1"/>
      <text:p text:style-name="P1">If not installed</text:p>
      <text:p text:style-name="P1"><text:tab/><text:tab/><text:a xlink:type="simple" xlink:href="https://nodejs.org/en/" text:style-name="Internet_20_link" text:visited-style-name="Visited_20_Internet_20_Link">https://nodejs.org/en/</text:a></text:p>
      <text:p text:style-name="P1"><text:tab/><text:tab/>Select <text:s text:c="2"/>LTS</text:p>
      <text:p text:style-name="P1"><text:tab/><text:tab/><text:tab/>Download and Install</text:p>
      <text:p text:style-name="P1"/>
      <text:p text:style-name="P1"><text:tab/><text:a xlink:type="simple" xlink:href="https://code.visualstudio.com/" text:style-name="Internet_20_link" text:visited-style-name="Visited_20_Internet_20_Link">https://code.visualstudio.com/</text:a> </text:p>
      <text:p text:style-name="P1"><text:tab/><text:tab/><text:tab/></text:p>
      <text:p text:style-name="P1"><text:tab/><text:tab/><text:tab/>Download and Install</text:p>
      <text:p text:style-name="P1"/>
      <text:p text:style-name="P1"><text:tab/><text:tab/>Code Visual Studio</text:p>
      <text:p text:style-name="P1"><text:tab/><text:tab/><text:tab/>Explorer &gt;&gt; <text:s/>Open Folder</text:p>
      <text:p text:style-name="P1"><text:tab/><text:tab/><text:tab/><text:tab/><text:tab/>&gt;&gt; Local Disk(C)<text:tab/>&gt;&gt;New Folder(source)</text:p>
      <text:p text:style-name="P1"><text:tab/><text:tab/><text:tab/><text:tab/><text:tab/>(source) &gt;&gt; Select Folder</text:p>
      <text:p text:style-name="P1"/>
      <text:p text:style-name="P1"><text:tab/><text:tab/>Terminal &gt;&gt;</text:p>
      <text:p text:style-name="P1"><text:tab/><text:tab/><text:tab/>node -v</text:p>
      <text:p text:style-name="P1"/>
      <text:p text:style-name="P1"><text:tab/>Explorer &gt;&gt; source &gt;&gt; New File</text:p>
      <text:p text:style-name="P1"><text:tab/><text:tab/><text:tab/><text:tab/>app.js</text:p>
      <text:p text:style-name="P1"><text:tab/>Save</text:p>
      <text:p text:style-name="P1"/>
      <text:p text:style-name="P1"><text:tab/>**Shortcart for Terminal</text:p>
      <text:p text:style-name="P1"><text:tab/><text:tab/>Control + Backtek (Leftside button of number1/! //upper button of Tab)</text:p>
      <text:p text:style-name="P1"/>
      <text:p text:style-name="P1"><text:tab/>JavaScript is Case Sensitive</text:p>
      <text:p text:style-name="P1"><text:tab/>Comment out <text:s/>&gt;&gt; <text:s/>//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/text:p>
      <text:p text:style-name="P1"><text:tab/><text:tab/>Data Types</text:p>
      <text:p text:style-name="P1"><text:tab/><text:tab/><text:tab/>Number, <text:s/>Boolean, <text:s/>String , Undefined </text:p>
      <text:p text:style-name="P1"/>
      <text:p text:style-name="P1"><text:tab/>Conversion <text:s/>e.g: String to boolean</text:p>
      <text:p text:style-name="P1"/>
      <text:p text:style-name="P1"><text:tab/>Expression and Operator</text:p>
      <text:p text:style-name="P1"><text:tab/><text:tab/>Types of Operations</text:p>
      <text:p text:style-name="P1"><text:tab/><text:tab/><text:tab/>Variable Declaration <text:s text:c="2"/>( let a ;)</text:p>
      <text:p text:style-name="P1"><text:tab/><text:tab/><text:tab/>Assign a Value <text:tab/> <text:s text:c="5"/>( a = 4 )</text:p>
      <text:p text:style-name="P1"><text:tab/><text:tab/><text:tab/>Perform an evaluation that returns a single value (e.g a + b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21:46:30.86</meta:creation-date>
    <dc:date>2018-04-04T22:57:33.81</dc:date>
    <meta:editing-duration>PT2H27M27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2" meta:paragraph-count="38" meta:word-count="142" meta:character-count="1019"/>
  </office:meta>
</office:document-meta>
</file>